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pwords</text:p>
      <text:p text:style-name="Standard"/>
      <text:p text:style-name="Standard"><text:a xlink:type="simple" xlink:href="http://mat.uls.cl/CMSdev/99/602457.html">http://mat.uls.cl/CMSdev/99/602457.html</text:a></text:p>
      <text:p text:style-name="Standard"/>
      <text:p text:style-name="Standard"><text:a xlink:type="simple" xlink:href="http://www.ranks.nl/stopwords/spanish.html">http://www.ranks.nl/stopwords/spanish.html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Nicolas</meta:initial-creator>
    <meta:creation-date>2007-04-14T11:40:44</meta:creation-date>
    <dc:creator>Nicolas</dc:creator>
    <dc:date>2007-04-14T11:42:10</dc:date>
    <dc:language>es-AR</dc:languag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1" meta:character-count="90"/>
  </office:meta>
</office:document-meta>
</file>